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 PL UKai CN1" svg:font-family="'AR PL UKai CN'"/>
    <style:font-face style:name="Arial" svg:font-family="Arial"/>
    <style:font-face style:name="Lohit Hindi1" svg:font-family="'Lohit Hindi'"/>
    <style:font-face style:name="Microsoft YaHei" svg:font-family="'Microsoft YaHei'"/>
    <style:font-face style:name="OpenSymbol" svg:font-family="OpenSymbol"/>
    <style:font-face style:name="宋体" svg:font-family="宋体"/>
    <style:font-face style:name="宋体1" svg:font-family="宋体, SimSu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AR PL UKai CN" svg:font-family="'AR PL UKai CN'" style:font-adornments="Book" style:font-pitch="variable"/>
    <style:font-face style:name="DejaVu Serif" svg:font-family="'DejaVu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cm" style:rel-width="100%" table:align="left" fo:background-color="#cccccc">
        <style:background-image/>
      </style:table-properties>
    </style:style>
    <style:style style:name="表格1.A" style:family="table-column">
      <style:table-column-properties style:column-width="17cm" style:rel-column-width="65535*"/>
    </style:style>
    <style:style style:name="表格1.A1" style:family="table-cell">
      <style:table-cell-properties style:vertical-align="middle" fo:padding="0.132cm" fo:border="0.75pt solid #808080"/>
    </style:style>
    <style:style style:name="表格2" style:family="table">
      <style:table-properties style:width="17cm" style:rel-width="100%" table:align="left" fo:background-color="#cccccc">
        <style:background-image/>
      </style:table-properties>
    </style:style>
    <style:style style:name="表格2.A" style:family="table-column">
      <style:table-column-properties style:column-width="17cm" style:rel-column-width="65535*"/>
    </style:style>
    <style:style style:name="表格2.A1" style:family="table-cell">
      <style:table-cell-properties style:vertical-align="middle" fo:padding="0.132cm" fo:border="0.75pt solid #808080"/>
    </style:style>
    <style:style style:name="表格3" style:family="table">
      <style:table-properties style:width="17cm" style:rel-width="100%" table:align="left" fo:background-color="#cccccc">
        <style:background-image/>
      </style:table-properties>
    </style:style>
    <style:style style:name="表格3.A" style:family="table-column">
      <style:table-column-properties style:column-width="17cm" style:rel-column-width="65535*"/>
    </style:style>
    <style:style style:name="表格3.A1" style:family="table-cell">
      <style:table-cell-properties style:vertical-align="middle" fo:padding="0.132cm" fo:border="0.75pt solid #808080"/>
    </style:style>
    <style:style style:name="表格4" style:family="table">
      <style:table-properties style:width="17cm" style:rel-width="100%" table:align="left" fo:background-color="#cccccc">
        <style:background-image/>
      </style:table-properties>
    </style:style>
    <style:style style:name="表格4.A" style:family="table-column">
      <style:table-column-properties style:column-width="17cm" style:rel-column-width="65535*"/>
    </style:style>
    <style:style style:name="表格4.A1" style:family="table-cell">
      <style:table-cell-properties style:vertical-align="middle" fo:padding="0.132cm" fo:border="0.75pt solid #808080"/>
    </style:style>
    <style:style style:name="P1" style:family="paragraph" style:parent-style-name="Standard">
      <style:text-properties fo:font-size="12pt" style:font-name-asian="AR PL UKai CN" style:font-size-asian="10.5pt" style:font-size-complex="12pt"/>
    </style:style>
    <style:style style:name="P2" style:family="paragraph" style:parent-style-name="Standard">
      <style:text-properties fo:font-variant="normal" fo:text-transform="none" fo:color="#000000" fo:font-size="12pt" fo:letter-spacing="normal" style:font-name-asian="AR PL UKai CN" style:font-size-asian="10.5pt" style:font-size-complex="12pt"/>
    </style:style>
    <style:style style:name="P3" style:family="paragraph" style:parent-style-name="Text_20_body">
      <style:paragraph-properties fo:margin-left="0cm" fo:margin-right="0cm" fo:margin-top="0.529cm" fo:margin-bottom="0cm" style:line-height-at-least="0.688cm" fo:text-align="start" style:justify-single-word="false" fo:orphans="2" fo:widows="2" fo:text-indent="0cm" style:auto-text-indent="false"/>
      <style:text-properties fo:font-variant="normal" fo:text-transform="none" fo:color="#333333" fo:letter-spacing="normal" style:font-name-asian="Arial" style:font-size-asian="10pt" style:font-style-asian="normal" style:font-weight-asian="normal"/>
    </style:style>
    <style:style style:name="P4" style:family="paragraph" style:parent-style-name="Text_20_body">
      <style:paragraph-properties fo:margin-top="0.529cm" fo:margin-bottom="0cm" style:line-height-at-least="0.688cm" fo:text-align="start" style:justify-single-word="false" fo:orphans="2" fo:widows="2"/>
      <style:text-properties fo:font-variant="normal" fo:text-transform="none" fo:color="#333333" fo:letter-spacing="normal" style:font-name-asian="Arial" style:font-size-asian="10pt" style:font-style-asian="normal" style:font-weight-asian="normal"/>
    </style:style>
    <style:style style:name="P5" style:family="paragraph" style:parent-style-name="Text_20_body" style:list-style-name="L3">
      <style:paragraph-properties fo:margin-top="0.529cm" fo:margin-bottom="0cm" style:line-height-at-least="0.688cm" fo:text-align="start" style:justify-single-word="false" fo:orphans="2" fo:widows="2"/>
      <style:text-properties fo:font-variant="normal" fo:text-transform="none" fo:color="#333333" fo:letter-spacing="normal" style:font-name-asian="Arial" style:font-size-asian="10pt" style:font-style-asian="normal" style:font-weight-asian="normal"/>
    </style:style>
    <style:style style:name="P6" style:family="paragraph" style:parent-style-name="Text_20_body" style:list-style-name="L4">
      <style:paragraph-properties fo:margin-top="0.529cm" fo:margin-bottom="0cm" style:line-height-at-least="0.688cm" fo:text-align="start" style:justify-single-word="false" fo:orphans="2" fo:widows="2"/>
      <style:text-properties fo:font-variant="normal" fo:text-transform="none" fo:color="#333333" fo:letter-spacing="normal" style:font-name-asian="Arial" style:font-size-asian="10pt" style:font-style-asian="normal" style:font-weight-asian="normal"/>
    </style:style>
    <style:style style:name="P7" style:family="paragraph" style:parent-style-name="Text_20_body" style:list-style-name="L5">
      <style:paragraph-properties fo:margin-top="0.529cm" fo:margin-bottom="0cm" style:line-height-at-least="0.688cm" fo:text-align="start" style:justify-single-word="false" fo:orphans="2" fo:widows="2"/>
      <style:text-properties fo:font-variant="normal" fo:text-transform="none" fo:color="#333333" fo:letter-spacing="normal" style:font-name-asian="Arial" style:font-size-asian="10pt" style:font-style-asian="normal" style:font-weight-asian="normal"/>
    </style:style>
    <style:style style:name="P8" style:family="paragraph" style:parent-style-name="Text_20_body">
      <style:paragraph-properties fo:margin-top="0.529cm" fo:margin-bottom="0cm" style:line-height-at-least="0.688cm" fo:text-align="start" style:justify-single-word="false" fo:orphans="2" fo:widows="2"/>
      <style:text-properties fo:font-variant="normal" fo:text-transform="none" fo:color="#333333" fo:letter-spacing="normal"/>
    </style:style>
    <style:style style:name="P9" style:family="paragraph" style:parent-style-name="Text_20_body" style:list-style-name="L1">
      <style:paragraph-properties fo:margin-top="0.529cm" fo:margin-bottom="0cm" style:line-height-at-least="0.688cm" fo:text-align="start" style:justify-single-word="false" fo:orphans="2" fo:widows="2"/>
      <style:text-properties fo:font-variant="normal" fo:text-transform="none" fo:color="#333333" fo:letter-spacing="normal"/>
    </style:style>
    <style:style style:name="P10" style:family="paragraph" style:parent-style-name="Text_20_body" style:list-style-name="L2">
      <style:paragraph-properties fo:margin-top="0.529cm" fo:margin-bottom="0cm" style:line-height-at-least="0.688cm" fo:text-align="start" style:justify-single-word="false" fo:orphans="2" fo:widows="2"/>
      <style:text-properties fo:font-variant="normal" fo:text-transform="none" fo:color="#333333" fo:letter-spacing="normal"/>
    </style:style>
    <style:style style:name="P11" style:family="paragraph" style:parent-style-name="Text_20_body" style:list-style-name="L3">
      <style:paragraph-properties fo:margin-top="0.529cm" fo:margin-bottom="0cm" style:line-height-at-least="0.688cm" fo:text-align="start" style:justify-single-word="false" fo:orphans="2" fo:widows="2"/>
      <style:text-properties fo:font-variant="normal" fo:text-transform="none" fo:color="#333333" fo:letter-spacing="normal"/>
    </style:style>
    <style:style style:name="P12" style:family="paragraph" style:parent-style-name="Text_20_body" style:list-style-name="L4">
      <style:paragraph-properties fo:margin-top="0.529cm" fo:margin-bottom="0cm" style:line-height-at-least="0.688cm" fo:text-align="start" style:justify-single-word="false" fo:orphans="2" fo:widows="2"/>
      <style:text-properties fo:font-variant="normal" fo:text-transform="none" fo:color="#333333" fo:letter-spacing="normal"/>
    </style:style>
    <style:style style:name="P13" style:family="paragraph" style:parent-style-name="Text_20_body" style:list-style-name="L5">
      <style:paragraph-properties fo:margin-top="0.529cm" fo:margin-bottom="0cm" style:line-height-at-least="0.688cm" fo:text-align="start" style:justify-single-word="false" fo:orphans="2" fo:widows="2"/>
      <style:text-properties fo:font-variant="normal" fo:text-transform="none" fo:color="#333333" fo:letter-spacing="normal"/>
    </style:style>
    <style:style style:name="P14" style:family="paragraph" style:parent-style-name="Text_20_body" style:list-style-name="L6">
      <style:paragraph-properties fo:margin-top="0.529cm" fo:margin-bottom="0cm" style:line-height-at-least="0.688cm" fo:text-align="start" style:justify-single-word="false" fo:orphans="2" fo:widows="2"/>
      <style:text-properties fo:font-variant="normal" fo:text-transform="none" fo:color="#333333" fo:letter-spacing="normal"/>
    </style:style>
    <style:style style:name="P15" style:family="paragraph" style:parent-style-name="Text_20_body">
      <style:paragraph-properties fo:margin-top="0.529cm" fo:margin-bottom="0cm" style:line-height-at-least="0.688cm" fo:text-align="center" style:justify-single-word="false" fo:orphans="2" fo:widows="2"/>
      <style:text-properties fo:font-variant="normal" fo:text-transform="none" fo:color="#333333" fo:letter-spacing="normal"/>
    </style:style>
    <style:style style:name="P16" style:family="paragraph" style:parent-style-name="Text_20_body">
      <style:paragraph-properties fo:margin-top="0.529cm" fo:margin-bottom="0cm" style:line-height-at-least="0.688cm" fo:text-align="start" style:justify-single-word="false" fo:orphans="2" fo:widows="2"/>
      <style:text-properties fo:font-variant="normal" fo:text-transform="none" fo:color="#333333" style:font-name="Arial" fo:font-size="10pt" fo:letter-spacing="normal" fo:font-style="normal" fo:font-weight="normal"/>
    </style:style>
    <style:style style:name="P17" style:family="paragraph" style:parent-style-name="Text_20_body">
      <style:paragraph-properties fo:margin-top="0.529cm" fo:margin-bottom="0cm" style:line-height-at-least="0.688cm" fo:text-align="start" style:justify-single-word="false" fo:orphans="2" fo:widows="2"/>
    </style:style>
    <style:style style:name="P18" style:family="paragraph" style:parent-style-name="Heading_20_3">
      <style:paragraph-properties fo:margin-left="0cm" fo:margin-right="0cm" fo:margin-top="0cm" fo:margin-bottom="0cm" style:line-height-at-least="0.794cm" fo:text-align="start" style:justify-single-word="false" fo:orphans="2" fo:widows="2" fo:text-indent="0cm" style:auto-text-indent="false" fo:padding="0cm" fo:border="none"/>
    </style:style>
    <style:style style:name="P19" style:family="paragraph" style:parent-style-name="Preformatted_20_Text">
      <style:paragraph-properties fo:margin-top="0cm" fo:margin-bottom="0.499cm"/>
    </style:style>
    <style:style style:name="T1" style:family="text">
      <style:text-properties fo:font-variant="normal" fo:text-transform="none" fo:color="#000000" style:text-line-through-style="none" style:font-name="Microsoft YaHei" fo:font-size="15pt" fo:letter-spacing="normal" fo:font-style="normal" style:text-underline-style="none" fo:font-weight="normal" style:text-blinking="false"/>
    </style:style>
    <style:style style:name="T2" style:family="text">
      <style:text-properties fo:font-variant="normal" fo:text-transform="none" fo:color="#000000" style:text-line-through-style="none" fo:letter-spacing="normal" style:text-underline-style="none" style:text-blinking="false" style:font-name-asian="Microsoft YaHei" style:font-size-asian="15pt" style:font-style-asian="normal" style:font-weight-asian="normal"/>
    </style:style>
    <style:style style:name="T3" style:family="text">
      <style:text-properties fo:font-variant="normal" fo:text-transform="none" fo:color="#999999" style:font-name="Arial" fo:font-size="9pt" fo:letter-spacing="normal" fo:font-style="normal" fo:font-weight="normal"/>
    </style:style>
    <style:style style:name="T4" style:family="text">
      <style:text-properties fo:font-variant="normal" fo:text-transform="none" fo:color="#999999" fo:letter-spacing="normal" style:font-name-asian="Arial" style:font-size-asian="9pt" style:font-style-asian="normal" style:font-weight-asian="normal"/>
    </style:style>
    <style:style style:name="T5" style:family="text">
      <style:text-properties fo:font-variant="normal" fo:text-transform="none" fo:color="#336699" style:text-line-through-style="none" style:font-name="Arial" fo:font-size="9pt" fo:letter-spacing="normal" fo:font-style="normal" style:text-underline-style="none" fo:font-weight="normal" style:text-blinking="false"/>
    </style:style>
    <style:style style:name="T6" style:family="text">
      <style:text-properties fo:font-variant="normal" fo:text-transform="none" fo:color="#336699" style:text-line-through-style="none" fo:letter-spacing="normal" style:text-underline-style="none" style:text-blinking="false" style:font-name-asian="Arial" style:font-size-asian="9pt" style:font-style-asian="normal" style:font-weight-asian="normal"/>
    </style:style>
    <style:style style:name="T7" style:family="text">
      <style:text-properties fo:font-variant="normal" fo:text-transform="none" fo:color="#333333" fo:letter-spacing="normal" style:font-name-asian="Arial" style:font-size-asian="10pt" style:font-style-asian="normal" style:font-weight-asian="normal"/>
    </style:style>
    <style:style style:name="T8" style:family="text">
      <style:text-properties fo:font-variant="normal" fo:text-transform="none" fo:color="#333333" style:font-name="Arial" fo:font-size="10pt" fo:letter-spacing="normal" fo:font-style="normal" fo:font-weight="normal"/>
    </style:style>
    <style:style style:name="T9" style:family="text">
      <style:text-properties fo:font-variant="normal" fo:text-transform="none" fo:color="#0810b7" style:text-line-through-style="none" fo:letter-spacing="normal" style:text-underline-style="none" style:text-blinking="false" style:font-name-asian="宋体" style:font-size-asian="10pt" style:font-style-asian="normal" style:font-weight-asian="normal"/>
    </style:style>
    <style:style style:name="T10" style:family="text">
      <style:text-properties fo:font-variant="normal" fo:text-transform="none" fo:color="#0000ff" style:text-line-through-style="none" style:font-name="宋体" fo:font-size="10pt" fo:letter-spacing="normal" fo:font-style="normal" style:text-underline-style="none" fo:font-weight="normal" style:text-blinking="false"/>
    </style:style>
    <style:style style:name="T11" style:family="text">
      <style:text-properties fo:font-variant="normal" fo:text-transform="none" fo:color="#0000ff" style:text-line-through-style="none" fo:letter-spacing="normal" style:text-underline-style="none" style:text-blinking="false" style:font-name-asian="宋体" style:font-size-asian="10pt" style:font-style-asian="normal" style:font-weight-asian="normal"/>
    </style:style>
    <style:style style:name="T12" style:family="text">
      <style:text-properties style:font-name="Arial" fo:font-size="10pt" fo:font-style="normal" fo:font-weight="normal"/>
    </style:style>
    <style:style style:name="T13" style:family="text">
      <style:text-properties style:font-name-asian="Arial" style:font-size-asian="10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h text:style-name="P18" text:outline-level="3"><text:a xlink:type="simple" xlink:href="http://blog.csdn.net/zhsp1029/article/details/2171462"><text:span text:style-name="T1">linux</text:span></text:a><text:a xlink:type="simple" xlink:href="http://blog.csdn.net/zhsp1029/article/details/2171462"><text:span text:style-name="T2">消息队列操作</text:span></text:a></text:h>
      <text:section text:style-name="Sect1" text:name="article_content">
        <text:p text:style-name="P3">对消息队列的操作无非有下面三种类型：</text:p>
        <text:p text:style-name="P8"><text:span text:style-name="T12">1</text:span><text:span text:style-name="T13">、 打开或创建消息队列</text:span><text:span text:style-name="T12"><text:line-break/></text:span><text:span text:style-name="T13">消息队列的内核持续性要求每个消息队列都在系统范围内对应唯一的键值，所以，要获得一个消息队列的描述字，只需提供该消息队列的键值即可；</text:span></text:p>
        <text:p text:style-name="P4">注：消息队列描述字是由在系统范围内唯一的键值生成的，而键值可以看作对应系统内的一条路经。</text:p>
        <text:p text:style-name="P8"><text:span text:style-name="T12">2</text:span><text:span text:style-name="T13">、 读写操作</text:span></text:p>
        <text:p text:style-name="P17"><text:span text:style-name="T7">消息读写操作非常简单，对开发人员来说，每个消息都类似如下的</text:span><text:a xlink:type="simple" xlink:href="http://www.3800hk.com/"><text:span text:style-name="T9">数据</text:span></text:a><text:span text:style-name="T7">结构：</text:span></text:p>
        <table:table table:name="表格1" table:style-name="表格1">
          <table:table-column table:style-name="表格1.A"/>
          <table:table-row>
            <table:table-cell table:style-name="表格1.A1" office:value-type="string">
              <text:p text:style-name="Preformatted_20_Text"><text:span text:style-name="Source_20_Text">struct msgbuf{</text:span></text:p>
              <text:p text:style-name="Preformatted_20_Text"><text:span text:style-name="Source_20_Text">long mtype;</text:span></text:p>
              <text:p text:style-name="Preformatted_20_Text"><text:span text:style-name="Source_20_Text">char mtext[1];</text:span></text:p>
              <text:p text:style-name="P19"><text:span text:style-name="Source_20_Text">};</text:span></text:p>
            </table:table-cell>
          </table:table-row>
        </table:table>
        <text:p text:style-name="P17"/>
        <text:p text:style-name="P8"><text:span text:style-name="T12">mtype</text:span><text:span text:style-name="T13">成员代表消息类型，从消息队列中读取消息的一个重要依据就是消息的类型；</text:span><text:span text:style-name="T12">mtext</text:span><text:span text:style-name="T13">是消息内容，当然长度不一定为</text:span><text:span text:style-name="T12">1</text:span><text:span text:style-name="T13">。因此，对于发送消息来说，首先预置一个</text:span><text:span text:style-name="T12">msgbuf</text:span><text:span text:style-name="T13">缓冲区并写入消息类型和内容，调用相应的发送函数即可；对读取消息来说，首先分配这样一个</text:span><text:span text:style-name="T12">msgbuf</text:span><text:span text:style-name="T13">缓冲区，然后把消息读入该缓冲区即可。</text:span></text:p>
        <text:p text:style-name="P8"><text:span text:style-name="T12">3</text:span><text:span text:style-name="T13">、 获得或设置消息队列属性：</text:span></text:p>
        <text:p text:style-name="P17"><text:span text:style-name="T7">消息队列的信息基本上都保存在消息队列头中，因此，可以分配一个类似于消息队列头的结构</text:span><text:span text:style-name="T8">(struct msqid_ds</text:span><text:span text:style-name="T7">，见</text:span><text:a xlink:type="simple" xlink:href="http://www-900.ibm.com/developerWorks/cn/linux/l-ipc/part3/index.shtml#listing2"><text:span text:style-name="T11">附录 </text:span></text:a><text:a xlink:type="simple" xlink:href="http://www-900.ibm.com/developerWorks/cn/linux/l-ipc/part3/index.shtml#listing2"><text:span text:style-name="T10">2</text:span></text:a><text:span text:style-name="T8">)</text:span><text:span text:style-name="T7">，来返回消息队列的属性；同样可以设置该</text:span><text:a xlink:type="simple" xlink:href="http://www.3800hk.com/"><text:span text:style-name="T9">数据</text:span></text:a><text:span text:style-name="T7">结构。</text:span></text:p>
        <text:p text:style-name="P17"/>
        <text:p text:style-name="P15"><text:soft-page-break/><draw:frame draw:style-name="fr1" draw:name="图形1" text:anchor-type="as-char" svg:width="13.414cm" svg:height="5.794cm" draw:z-index="0"><draw:image xlink:href="http://www-900.ibm.com/developerWorks/cn/linux/l-ipc/part3/fig2.gif" xlink:type="simple" xlink:show="embed" xlink:actuate="onLoad"/></draw:frame></text:p>
        <text:p text:style-name="P17"/>
        <text:p text:style-name="P8"><text:span text:style-name="T13">消息队列</text:span><text:span text:style-name="T12">API</text:span></text:p>
        <text:p text:style-name="P17"><text:span text:style-name="Strong_20_Emphasis"><text:span text:style-name="T8">1</text:span></text:span><text:span text:style-name="Strong_20_Emphasis"><text:span text:style-name="T7">、文件名到键值</text:span></text:span></text:p>
        <table:table table:name="表格2" table:style-name="表格2">
          <table:table-column table:style-name="表格2.A"/>
          <table:table-row>
            <table:table-cell table:style-name="表格2.A1" office:value-type="string">
              <text:p text:style-name="Preformatted_20_Text"><text:span text:style-name="Source_20_Text">#include &lt;sys/types.h&gt;</text:span></text:p>
              <text:p text:style-name="Preformatted_20_Text"><text:span text:style-name="Source_20_Text">#include &lt;sys/ipc.h&gt;</text:span></text:p>
              <text:p text:style-name="Preformatted_20_Text"><text:span text:style-name="Source_20_Text">key_t ftok (char*pathname, char proj)；</text:span></text:p>
              <text:p text:style-name="P19"/>
            </table:table-cell>
          </table:table-row>
        </table:table>
        <text:p text:style-name="P17"/>
        <text:p text:style-name="P8"><text:span text:style-name="T13">它返回与路径</text:span><text:span text:style-name="T12">pathname</text:span><text:span text:style-name="T13">相对应的一个键值。该函数不直接对消息队列操作，但在调用</text:span><text:span text:style-name="T12">ipc(MSGGET,…)</text:span><text:span text:style-name="T13">或</text:span><text:span text:style-name="T12">msgget()</text:span><text:span text:style-name="T13">来获得消息队列描述字前，往往要调用该函数。典型的调用代码是：</text:span></text:p>
        <table:table table:name="表格3" table:style-name="表格3">
          <table:table-column table:style-name="表格3.A"/>
          <table:table-row>
            <table:table-cell table:style-name="表格3.A1" office:value-type="string">
              <text:p text:style-name="Preformatted_20_Text"><text:span text:style-name="Source_20_Text"><text:s text:c="3"/>key=ftok(path_ptr, 'a');</text:span></text:p>
              <text:p text:style-name="Preformatted_20_Text"><text:span text:style-name="Source_20_Text"><text:s text:c="4"/>ipc_id=ipc(MSGGET, (int)key, flags,0,NULL,0);</text:span></text:p>
              <text:p text:style-name="Preformatted_20_Text"><text:span text:style-name="Source_20_Text"><text:s text:c="4"/>…</text:span></text:p>
              <text:p text:style-name="P19"/>
            </table:table-cell>
          </table:table-row>
        </table:table>
        <text:p text:style-name="P17"><text:span text:style-name="Strong_20_Emphasis"><text:span text:style-name="T8">2.</text:span></text:span><text:span text:style-name="Strong_20_Emphasis"><text:span text:style-name="T7">系统</text:span></text:span><text:span text:style-name="Strong_20_Emphasis"><text:span text:style-name="T8">V</text:span></text:span><text:span text:style-name="Strong_20_Emphasis"><text:span text:style-name="T7">消息队列</text:span></text:span><text:span text:style-name="Strong_20_Emphasis"><text:span text:style-name="T8">API</text:span></text:span><text:span text:style-name="T8"><text:line-break/></text:span><text:span text:style-name="T7">系统</text:span><text:span text:style-name="T8">V</text:span><text:span text:style-name="T7">消息队列</text:span><text:span text:style-name="T8">API</text:span><text:span text:style-name="T7">共有四个，使用时需要包括几个头文件：</text:span></text:p>
        <table:table table:name="表格4" table:style-name="表格4">
          <table:table-column table:style-name="表格4.A"/>
          <table:table-row>
            <table:table-cell table:style-name="表格4.A1" office:value-type="string">
              <text:p text:style-name="Preformatted_20_Text"><text:span text:style-name="Source_20_Text">#include &lt;sys/types.h&gt;</text:span></text:p>
              <text:p text:style-name="Preformatted_20_Text"><text:span text:style-name="Source_20_Text">#include &lt;sys/ipc.h&gt;</text:span></text:p>
              <text:p text:style-name="Preformatted_20_Text"><text:span text:style-name="Source_20_Text">#include &lt;sys/msg.h&gt;</text:span></text:p>
              <text:p text:style-name="P19"/>
            </table:table-cell>
          </table:table-row>
        </table:table>
        <text:p text:style-name="P17"/>
        <text:p text:style-name="P17"><text:span text:style-name="Strong_20_Emphasis"><text:span text:style-name="T8">1</text:span></text:span><text:span text:style-name="Strong_20_Emphasis"><text:span text:style-name="T7">）</text:span></text:span><text:span text:style-name="Strong_20_Emphasis"><text:span text:style-name="T8">int msgget(key_t key, int msgflg)</text:span></text:span></text:p>
        <text:p text:style-name="P8"><text:soft-page-break/><text:span text:style-name="T13">参数</text:span><text:span text:style-name="T12">key</text:span><text:span text:style-name="T13">是一个键值，由</text:span><text:span text:style-name="T12">ftok</text:span><text:span text:style-name="T13">获得；</text:span><text:span text:style-name="T12">msgflg</text:span><text:span text:style-name="T13">参数是一些标志位。该调用返回与健值</text:span><text:span text:style-name="T12">key</text:span><text:span text:style-name="T13">相对应的消息队列描述字。</text:span></text:p>
        <text:p text:style-name="P4">在以下两种情况下，该调用将创建一个新的消息队列：</text:p>
        <text:list xml:id="list805208315" text:style-name="L1">
          <text:list-item>
            <text:p text:style-name="P9"><text:span text:style-name="T13">如果没有消息队列与健值</text:span><text:span text:style-name="T12">key</text:span><text:span text:style-name="T13">相对应，并且</text:span><text:span text:style-name="T12">msgflg</text:span><text:span text:style-name="T13">中包含了</text:span><text:span text:style-name="T12">IPC_CREAT</text:span><text:span text:style-name="T13">标志位；</text:span></text:p>
          </text:list-item>
          <text:list-item>
            <text:p text:style-name="P9"><text:span text:style-name="T12">key</text:span><text:span text:style-name="T13">参数为</text:span><text:span text:style-name="T12">IPC_PRIVATE</text:span><text:span text:style-name="T13">；</text:span></text:p>
          </text:list-item>
        </text:list>
        <text:p text:style-name="P17"/>
        <text:p text:style-name="P8"><text:span text:style-name="T13">参数</text:span><text:span text:style-name="T12">msgflg</text:span><text:span text:style-name="T13">可以为以下：</text:span><text:span text:style-name="T12">IPC_CREAT</text:span><text:span text:style-name="T13">、</text:span><text:span text:style-name="T12">IPC_EXCL</text:span><text:span text:style-name="T13">、</text:span><text:span text:style-name="T12">IPC_NOWAIT</text:span><text:span text:style-name="T13">或三者的或结果。</text:span></text:p>
        <text:p text:style-name="P17"><text:span text:style-name="Strong_20_Emphasis"><text:span text:style-name="T7">调用返回：</text:span></text:span><text:span text:style-name="T7">成功返回消息队列描述字，否则返回</text:span><text:span text:style-name="T8">-1</text:span><text:span text:style-name="T7">。</text:span></text:p>
        <text:p text:style-name="P8"><text:span text:style-name="T13">注：参数</text:span><text:span text:style-name="T12">key</text:span><text:span text:style-name="T13">设置成常数</text:span><text:span text:style-name="T12">IPC_PRIVATE</text:span><text:span text:style-name="T13">并不意味着其他进程不能访问该消息队列，只意味着即将创建新的消息队列。</text:span></text:p>
        <text:p text:style-name="P17"><text:span text:style-name="Strong_20_Emphasis"><text:span text:style-name="T8">2</text:span></text:span><text:span text:style-name="Strong_20_Emphasis"><text:span text:style-name="T7">）</text:span></text:span><text:span text:style-name="Strong_20_Emphasis"><text:span text:style-name="T8">int msgrcv(int msqid, struct msgbuf *msgp, int msgsz, long msgtyp, int msgflg);</text:span></text:span><text:span text:style-name="T8"><text:line-break/></text:span><text:span text:style-name="T7">该系统调用从</text:span><text:span text:style-name="T8">msgid</text:span><text:span text:style-name="T7">代表的消息队列中读取一个消息，并把消息存储在</text:span><text:span text:style-name="T8">msgp</text:span><text:span text:style-name="T7">指向的</text:span><text:span text:style-name="T8">msgbuf</text:span><text:span text:style-name="T7">结构中。</text:span></text:p>
        <text:p text:style-name="P8"><text:span text:style-name="T12">msqid</text:span><text:span text:style-name="T13">为消息队列描述字；消息返回后存储在</text:span><text:span text:style-name="T12">msgp</text:span><text:span text:style-name="T13">指向的地址，</text:span><text:span text:style-name="T12">msgsz</text:span><text:span text:style-name="T13">指定</text:span><text:span text:style-name="T12">msgbuf</text:span><text:span text:style-name="T13">的</text:span><text:span text:style-name="T12">mtext</text:span><text:span text:style-name="T13">成员的长度（即消息内容的长度），</text:span><text:span text:style-name="T12">msgtyp</text:span><text:span text:style-name="T13">为请求读取的消息类型；读消息标志</text:span><text:span text:style-name="T12">msgflg</text:span><text:span text:style-name="T13">可以为以下几个常值的或：</text:span></text:p>
        <text:list xml:id="list603237935" text:style-name="L2">
          <text:list-item>
            <text:p text:style-name="P10"><text:span text:style-name="T12">IPC_NOWAIT </text:span><text:span text:style-name="T13">如果没有满足条件的消息，调用立即返回，此时，</text:span><text:span text:style-name="T12">errno=ENOMSG</text:span></text:p>
          </text:list-item>
          <text:list-item>
            <text:p text:style-name="P10"><text:span text:style-name="T12">IPC_EXCEPT </text:span><text:span text:style-name="T13">与</text:span><text:span text:style-name="T12">msgtyp&gt;0</text:span><text:span text:style-name="T13">配合使用，返回队列中第一个类型不为</text:span><text:span text:style-name="T12">msgtyp</text:span><text:span text:style-name="T13">的消息</text:span></text:p>
          </text:list-item>
          <text:list-item>
            <text:p text:style-name="P10"><text:span text:style-name="T12">IPC_NOERROR </text:span><text:span text:style-name="T13">如果队列中满足条件的消息内容大于所请求的</text:span><text:span text:style-name="T12">msgsz</text:span><text:span text:style-name="T13">字节，则把该消息截断，截断部分将丢失。</text:span></text:p>
          </text:list-item>
        </text:list>
        <text:p text:style-name="P17"/>
        <text:p text:style-name="P8"><text:span text:style-name="T12">msgrcv</text:span><text:span text:style-name="T13">手册中详细给出了消息类型取不同值时</text:span><text:span text:style-name="T12">(&gt;0; &lt;0; =0)</text:span><text:span text:style-name="T13">，调用将返回消息队列中的哪个消息。</text:span></text:p>
        <text:p text:style-name="P8"><text:span text:style-name="T12">msgrcv()</text:span><text:span text:style-name="T13">解除阻塞的条件有三个：</text:span></text:p>
        <text:list xml:id="list616563914" text:style-name="L3">
          <text:list-item>
            <text:p text:style-name="P5">消息队列中有了满足条件的消息；</text:p>
          </text:list-item>
          <text:list-item>
            <text:p text:style-name="P11"><text:span text:style-name="T12">msqid</text:span><text:span text:style-name="T13">代表的消息队列被删除；</text:span></text:p>
          </text:list-item>
          <text:list-item>
            <text:p text:style-name="P11"><text:soft-page-break/><text:span text:style-name="T13">调用</text:span><text:span text:style-name="T12">msgrcv</text:span><text:span text:style-name="T13">（）的进程被信号中断；</text:span></text:p>
          </text:list-item>
        </text:list>
        <text:p text:style-name="P17"/>
        <text:p text:style-name="P17"><text:span text:style-name="Strong_20_Emphasis"><text:span text:style-name="T7">调用返回：</text:span></text:span><text:span text:style-name="T7">成功返回读出消息的实际字节数，否则返回</text:span><text:span text:style-name="T8">-1</text:span><text:span text:style-name="T7">。</text:span></text:p>
        <text:p text:style-name="P17"><text:span text:style-name="Strong_20_Emphasis"><text:span text:style-name="T8">3</text:span></text:span><text:span text:style-name="Strong_20_Emphasis"><text:span text:style-name="T7">）</text:span></text:span><text:span text:style-name="Strong_20_Emphasis"><text:span text:style-name="T8">int msgsnd(int msqid, struct msgbuf *msgp, int msgsz, int msgflg);</text:span></text:span><text:span text:style-name="T8"><text:line-break/></text:span><text:span text:style-name="T7">向</text:span><text:span text:style-name="T8">msgid</text:span><text:span text:style-name="T7">代表的消息队列发送一个消息，即将发送的消息存储在</text:span><text:span text:style-name="T8">msgp</text:span><text:span text:style-name="T7">指向的</text:span><text:span text:style-name="T8">msgbuf</text:span><text:span text:style-name="T7">结构中，消息的大小由</text:span><text:span text:style-name="T8">msgze</text:span><text:span text:style-name="T7">指定。</text:span></text:p>
        <text:p text:style-name="P8"><text:span text:style-name="T13">对发送消息来说，有意义的</text:span><text:span text:style-name="T12">msgflg</text:span><text:span text:style-name="T13">标志为</text:span><text:span text:style-name="T12">IPC_NOWAIT</text:span><text:span text:style-name="T13">，指明在消息队列没有足够空间容纳要发送的消息时，</text:span><text:span text:style-name="T12">msgsnd</text:span><text:span text:style-name="T13">是否等待。造成</text:span><text:span text:style-name="T12">msgsnd()</text:span><text:span text:style-name="T13">等待的条件有两种：</text:span></text:p>
        <text:list xml:id="list1337520814" text:style-name="L4">
          <text:list-item>
            <text:p text:style-name="P6">当前消息的大小与当前消息队列中的字节数之和超过了消息队列的总容量；</text:p>
          </text:list-item>
          <text:list-item>
            <text:p text:style-name="P12"><text:span text:style-name="T13">当前消息队列的消息数（单位</text:span><text:span text:style-name="T12">"</text:span><text:span text:style-name="T13">个</text:span><text:span text:style-name="T12">"</text:span><text:span text:style-name="T13">）不小于消息队列的总容量（单位</text:span><text:span text:style-name="T12">"</text:span><text:span text:style-name="T13">字节数</text:span><text:span text:style-name="T12">"</text:span><text:span text:style-name="T13">），此时，虽然消息队列中的消息数目很多，但基本上都只有一个字节。</text:span></text:p>
          </text:list-item>
        </text:list>
        <text:p text:style-name="P8"><text:span text:style-name="T12"><text:line-break/>msgsnd()</text:span><text:span text:style-name="T13">解除阻塞的条件有三个：</text:span></text:p>
        <text:list xml:id="list683020651" text:style-name="L5">
          <text:list-item>
            <text:p text:style-name="P7">不满足上述两个条件，即消息队列中有容纳该消息的空间；</text:p>
          </text:list-item>
          <text:list-item>
            <text:p text:style-name="P13"><text:span text:style-name="T12">msqid</text:span><text:span text:style-name="T13">代表的消息队列被删除；</text:span></text:p>
          </text:list-item>
          <text:list-item>
            <text:p text:style-name="P13"><text:span text:style-name="T13">调用</text:span><text:span text:style-name="T12">msgsnd</text:span><text:span text:style-name="T13">（）的进程被信号中断；</text:span></text:p>
          </text:list-item>
        </text:list>
        <text:p text:style-name="P17"/>
        <text:p text:style-name="P17"><text:span text:style-name="Strong_20_Emphasis"><text:span text:style-name="T7">调用返回：</text:span></text:span><text:span text:style-name="T7">成功返回</text:span><text:span text:style-name="T8">0</text:span><text:span text:style-name="T7">，否则返回</text:span><text:span text:style-name="T8">-1</text:span><text:span text:style-name="T7">。</text:span></text:p>
        <text:p text:style-name="P17"><text:span text:style-name="Strong_20_Emphasis"><text:span text:style-name="T8">4</text:span></text:span><text:span text:style-name="Strong_20_Emphasis"><text:span text:style-name="T7">）</text:span></text:span><text:span text:style-name="Strong_20_Emphasis"><text:span text:style-name="T8">int msgctl(int msqid, int cmd, struct msqid_ds *buf);</text:span></text:span><text:span text:style-name="T8"><text:line-break/></text:span><text:span text:style-name="T7">该系统调用对由</text:span><text:span text:style-name="T8">msqid</text:span><text:span text:style-name="T7">标识的消息队列执行</text:span><text:span text:style-name="T8">cmd</text:span><text:span text:style-name="T7">操作，共有三种</text:span><text:span text:style-name="T8">cmd</text:span><text:span text:style-name="T7">操作：</text:span><text:span text:style-name="T8">IPC_STAT</text:span><text:span text:style-name="T7">、</text:span><text:span text:style-name="T8">IPC_SET </text:span><text:span text:style-name="T7">、</text:span><text:span text:style-name="T8">IPC_RMID</text:span><text:span text:style-name="T7">。</text:span></text:p>
        <text:list xml:id="list1410278464" text:style-name="L6">
          <text:list-item>
            <text:p text:style-name="P14"><text:span text:style-name="T12">IPC_STAT</text:span><text:span text:style-name="T13">：该命令用来获取消息队列信息，返回的信息存贮在</text:span><text:span text:style-name="T12">buf</text:span><text:span text:style-name="T13">指向的</text:span><text:span text:style-name="T12">msqid</text:span><text:span text:style-name="T13">结构中；</text:span></text:p>
          </text:list-item>
          <text:list-item>
            <text:p text:style-name="P14"><text:span text:style-name="T12">IPC_SET</text:span><text:span text:style-name="T13">：该命令用来设置消息队列的属性，要设置的属性存储在</text:span><text:span text:style-name="T12">buf</text:span><text:span text:style-name="T13">指向的</text:span><text:span text:style-name="T12">msqid</text:span><text:span text:style-name="T13">结构中；可设置属性包括：</text:span><text:span text:style-name="T12">msg_perm.uid</text:span><text:span text:style-name="T13">、</text:span><text:span text:style-name="T12">msg_perm.gid</text:span><text:span text:style-name="T13">、</text:span><text:span text:style-name="T12">msg_perm.mode</text:span><text:span text:style-name="T13">以及</text:span><text:span text:style-name="T12">msg_qbytes</text:span><text:span text:style-name="T13">，同时，也影响</text:span><text:span text:style-name="T12">msg_ctime</text:span><text:span text:style-name="T13">成员。</text:span></text:p>
          </text:list-item>
          <text:list-item>
            <text:p text:style-name="P14"><text:soft-page-break/><text:span text:style-name="T12">IPC_RMID</text:span><text:span text:style-name="T13">：删除</text:span><text:span text:style-name="T12">msqid</text:span><text:span text:style-name="T13">标识的消息队列；</text:span></text:p>
          </text:list-item>
        </text:list>
        <text:p text:style-name="P17"/>
        <text:p text:style-name="P17"><text:span text:style-name="Strong_20_Emphasis"><text:span text:style-name="T7">调用返回：</text:span></text:span><text:span text:style-name="T7">成功返回</text:span><text:span text:style-name="T8">0</text:span><text:span text:style-name="T7">，否则返回</text:span><text:span text:style-name="T8">-1</text:span><text:span text:style-name="T7">。</text:span></text:p>
        <text:p text:style-name="P16">----------------------------------------------------------------------------------------------------------------------</text:p>
        <text:p text:style-name="P16">/*msgserver.c*/</text:p>
        <text:p text:style-name="P16">#include &lt;stdlib.h&gt;<text:line-break/>#include &lt;string.h&gt;<text:line-break/>#include &lt;errno.h&gt;<text:line-break/>#include &lt;sys/types.h&gt;<text:line-break/>#include &lt;sys/ipc.h&gt;<text:line-break/>#include &lt;sys/msg.h&gt;<text:line-break/>#include &lt;sys/stat.h&gt;</text:p>
        <text:p text:style-name="P8"><text:span text:style-name="T12">#define   MSG_FILE "msgserver.c" <text:line-break/>#define   BUFFER 255 <text:line-break/>#define   PERM S_IRUSR|S_IWUSR <text:line-break/>/* </text:span><text:span text:style-name="T13">服务端创建的消息队列最后没有删除</text:span><text:span text:style-name="T12">,</text:span><text:span text:style-name="T13">我们要使用</text:span><text:span text:style-name="T12">ipcrm</text:span><text:span text:style-name="T13">命令来删除的 </text:span><text:span text:style-name="T12">*/<text:line-break/>/* ipcrm -q &lt;msqid&gt; */</text:span></text:p>
        <text:p text:style-name="P16">struct msgtype { <text:line-break/>    long mtype; <text:line-break/>    char buffer[BUFFER+1]; <text:line-break/>};</text:p>
        <text:p text:style-name="P16">int main() <text:line-break/>{ <text:line-break/>    struct msgtype msg; <text:line-break/>    key_t key; <text:line-break/>    int msgid; <text:line-break/>    <text:line-break/>    if((key=ftok(MSG_FILE,'a'))==-1) <text:line-break/>    { <text:line-break/>        fprintf(stderr,"Creat Key Error:%s/n", strerror(errno)); <text:line-break/><text:soft-page-break/>        exit(1); <text:line-break/>    }</text:p>
        <text:p text:style-name="P8">    <text:span text:style-name="T12">if((msgid=msgget(key, PERM|IPC_CREAT|IPC_EXCL))==-1) <text:line-break/>    {<text:line-break/>        fprintf(stderr, "Creat Message Error:%s/n", strerror(errno)); <text:line-break/>        exit(1);<text:line-break/>    } <text:line-break/>    printf("msqid = %d/n", msgid);<text:line-break/>    while(1)<text:line-break/>    { <text:line-break/>        msgrcv(msgid, &amp;msg, sizeof(struct msgtype), 1, 0); <text:line-break/>        fprintf(stderr,"Server Receive:%s/n", msg.buffer); <text:line-break/>        msg.mtype = 2; <text:line-break/>        msgsnd(msgid, &amp;msg, sizeof(struct msgtype), 0); <text:line-break/>    } <text:line-break/>    exit(0); <text:line-break/>} </text:span></text:p>
        <text:p text:style-name="P16">/* msgclient.c */</text:p>
        <text:p text:style-name="P16">#include &lt;stdio.h&gt;<text:line-break/>#include &lt;stdlib.h&gt;<text:line-break/>#include &lt;string.h&gt;<text:line-break/>#include &lt;errno.h&gt;<text:line-break/>#include &lt;sys/types.h&gt;<text:line-break/>#include &lt;sys/ipc.h&gt;<text:line-break/>#include &lt;sys/msg.h&gt;<text:line-break/>#include &lt;sys/stat.h&gt;</text:p>
        <text:p text:style-name="P16">#define   MSG_FILE "msgserver.c" <text:line-break/>#define   BUFFER 255 <text:line-break/>#define   PERM S_IRUSR|S_IWUSR</text:p>
        <text:p text:style-name="P16">struct msgtype { <text:line-break/>    long mtype; <text:line-break/>    char buffer[BUFFER+1]; <text:line-break/>};</text:p>
        <text:p text:style-name="P16"><text:soft-page-break/>int main(int argc, char **argv) <text:line-break/>{ <text:line-break/>    struct msgtype msg; <text:line-break/>    key_t key; <text:line-break/>    int msgid; <text:line-break/>    <text:line-break/>    if(argc != 2) <text:line-break/>    { <text:line-break/>        fprintf(stderr,"Usage:%s string/n", argv[0]); <text:line-break/>        exit(1); <text:line-break/>    } <text:line-break/>    <text:line-break/>    if((key=ftok(MSG_FILE,'a'))==-1) <text:line-break/>    { <text:line-break/>        fprintf(stderr,"Creat Key Error:%s/n", strerror(errno)); <text:line-break/>        exit(1); <text:line-break/>    } <text:line-break/>    <text:line-break/>    if((msgid=msgget(key, PERM))==-1) <text:line-break/>    { <text:line-break/>        fprintf(stderr,"Creat Message  Error:%s/n", strerror(errno)); <text:line-break/>        exit(1); <text:line-break/>    } <text:line-break/>    <text:line-break/>    msg.mtype = 1; <text:line-break/>    strncpy(msg.buffer, argv[1], BUFFER); <text:line-break/>    msgsnd(msgid, &amp;msg, sizeof(struct msgtype), 0);  <text:line-break/>    memset(&amp;msg, '/0', sizeof(struct msgtype)); <text:line-break/>    msgrcv(msgid, &amp;msg, sizeof(struct msgtype), 2, 0); <text:line-break/>    fprintf(stderr, "Client receive:%s/n", msg.buffer); <text:line-break/>    exit(0);<text:line-break/>}   </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 PL UKai CN1" svg:font-family="'AR PL UKai CN'"/>
    <style:font-face style:name="Arial" svg:font-family="Arial"/>
    <style:font-face style:name="Lohit Hindi1" svg:font-family="'Lohit Hindi'"/>
    <style:font-face style:name="Microsoft YaHei" svg:font-family="'Microsoft YaHei'"/>
    <style:font-face style:name="OpenSymbol" svg:font-family="OpenSymbol"/>
    <style:font-face style:name="宋体" svg:font-family="宋体"/>
    <style:font-face style:name="宋体1" svg:font-family="宋体, SimSu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AR PL UKai CN" svg:font-family="'AR PL UKai CN'" style:font-adornments="Book" style:font-pitch="variable"/>
    <style:font-face style:name="DejaVu Serif" svg:font-family="'DejaVu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AR PL UKai CN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urier New" style:font-name-asian="AR PL UKai CN1"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Courier New" fo:font-size="12pt" fo:font-style="italic" style:font-name-asian="AR PL UKai CN1"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urier New" style:font-name-asian="AR PL UKai CN1"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DejaVu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 </meta:initial-creator>
    <meta:creation-date>2012-04-25T22:11:49</meta:creation-date>
    <dc:date>2012-04-25T22:13:10</dc:date>
    <dc:creator>wang </dc:creator>
    <meta:editing-duration>P0D</meta:editing-duration>
    <meta:editing-cycles>1</meta:editing-cycles>
    <meta:document-statistic meta:table-count="4" meta:image-count="1" meta:object-count="0" meta:page-count="7" meta:paragraph-count="73" meta:word-count="620" meta:character-count="4437" meta:non-whitespace-character-count="4386"/>
    <meta:generator>LibreOffice/3.5$Linux_x86 LibreOffice_project/350m1$Build-202</meta:generator>
  </office:meta>
</office:document-meta>
</file>